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Fine_20_Dotted" svg:stroke-width="0.07cm" draw:marker-start-width="0.405cm" draw:marker-end-width="0.405cm" draw:fill="solid" draw:fill-color="#ffffff" draw:textarea-horizontal-align="justify" draw:textarea-vertical-align="middle" draw:auto-grow-height="false" fo:padding-top="0.16cm" fo:padding-bottom="0.16cm" fo:padding-left="0.285cm" fo:padding-right="0.285cm"/>
    </style:style>
    <style:style style:name="gr2" style:family="graphic" style:parent-style-name="standard" style:list-style-name="L1">
      <style:graphic-properties draw:stroke="dash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1">
      <style:graphic-properties draw:stroke="solid" draw:stroke-dash="Fine_20_Dott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solid" draw:stroke-dash="Fine_20_Dott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draw:stroke-dash="Fine_20_Dott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solid" draw:stroke-dash="Fine_20_Dott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dash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Fine_20_Dott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Fine_20_Dott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Fine_20_Dott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Fine_20_Dott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Fine_20_Dott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Fine_20_Dott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Fine_20_Dott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Fine_20_Dott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Fine_20_Dott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Fine_20_Dott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Fine_20_Dott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Fine_20_Dott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Fine_20_Dott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Fine_20_Dott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Fine_20_Dott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Fine_20_Dott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Fine_20_Dott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Fine_20_Dott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Fine_20_Dott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Fine_20_Dott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Fine_20_Dott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Fine_20_Dott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Fine_20_Dott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Fine_20_Dott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dash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Fine_20_Dott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Fine_20_Dott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Fine_20_Dott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Fine_20_Dott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dash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>
      <style:graphic-properties draw:stroke="none" svg:stroke-color="#000000" draw:fill="none" draw:fill-color="#ffffff" fo:min-height="0.75cm"/>
    </style:style>
    <style:style style:name="gr39" style:family="graphic" style:parent-style-name="standard">
      <style:graphic-properties draw:stroke="solid" draw:stroke-dash="Fine_20_Dotted" draw:textarea-horizontal-align="justify" draw:textarea-vertical-align="middle" draw:auto-grow-height="false"/>
    </style:style>
    <style:style style:name="gr40" style:family="graphic" style:parent-style-name="standard">
      <style:graphic-properties draw:stroke="solid" draw:stroke-dash="Fine_20_Dotted" draw:fill="solid" draw:fill-color="#cccccc" draw:textarea-horizontal-align="justify" draw:textarea-vertical-align="middle" draw:auto-grow-height="false"/>
    </style:style>
    <style:style style:name="gr41" style:family="graphic" style:parent-style-name="objectwithoutfill">
      <style:graphic-properties draw:stroke="solid" draw:stroke-dash="Fine_20_Dotted" draw:marker-end="Arrow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8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5" style:family="paragraph">
      <style:paragraph-properties fo:text-align="center"/>
      <style:text-properties fo:font-size="15pt" style:font-size-asian="15pt" style:font-size-complex="15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style:font-name="Liberation Sans" fo:font-size="15pt" fo:font-weight="bold" style:letter-kerning="true" style:font-size-asian="15pt" style:font-weight-asian="bold" style:font-name-complex="Lohit Hindi" style:font-size-complex="15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22.7cm" svg:height="22.5cm" svg:x="-0.3cm" svg:y="-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3cm" svg:x="2.1cm" svg:y="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3cm" svg:x="2.1cm" svg:y="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cm" svg:height="3cm" svg:x="2.1cm" svg:y="1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3cm" svg:x="2.1cm" svg:y="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cm" svg:height="3cm" svg:x="2.1cm" svg:y="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cm" svg:height="3cm" svg:x="2.1cm" svg:y="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cm" svg:height="3cm" svg:x="5.1cm" svg:y="1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cm" svg:height="3cm" svg:x="5.1cm" svg:y="1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cm" svg:height="3cm" svg:x="5.1cm" svg:y="1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cm" svg:height="3cm" svg:x="5.1cm" svg:y="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3cm" svg:height="3cm" svg:x="5.1cm" svg:y="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3cm" svg:height="3cm" svg:x="5.1cm" svg:y="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3cm" svg:height="3cm" svg:x="8.1cm" svg:y="1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cm" svg:height="3cm" svg:x="8.1cm" svg:y="1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cm" svg:height="3cm" svg:x="8.1cm" svg:y="1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3cm" svg:height="3cm" svg:x="8.1cm" svg:y="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3cm" svg:height="3cm" svg:x="8.1cm" svg:y="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3cm" svg:height="3cm" svg:x="8.1cm" svg:y="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cm" svg:height="3cm" svg:x="11.1cm" svg:y="1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cm" svg:height="3cm" svg:x="11.1cm" svg:y="1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3cm" svg:height="3cm" svg:x="11.1cm" svg:y="1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3cm" svg:height="3cm" svg:x="11.1cm" svg:y="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3cm" svg:height="3cm" svg:x="11.1cm" svg:y="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3cm" svg:height="3cm" svg:x="11.1cm" svg:y="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3cm" svg:height="3cm" svg:x="14.1cm" svg:y="1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3cm" svg:height="3cm" svg:x="14.1cm" svg:y="1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3cm" svg:height="3cm" svg:x="14.1cm" svg:y="1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3cm" svg:height="3cm" svg:x="14.1cm" svg:y="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3cm" svg:height="3cm" svg:x="14.1cm" svg:y="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3cm" svg:height="3cm" svg:x="14.1cm" svg:y="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3cm" svg:height="3cm" svg:x="17.1cm" svg:y="1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" draw:layer="layout" svg:width="3cm" svg:height="3cm" svg:x="17.1cm" svg:y="1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" draw:layer="layout" svg:width="3cm" svg:height="3cm" svg:x="17.1cm" svg:y="1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3cm" svg:height="3cm" svg:x="17.1cm" svg:y="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3cm" svg:height="3cm" svg:x="17.1cm" svg:y="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3cm" svg:height="3cm" svg:x="17.1cm" svg:y="2cm">
          <text:p/>
          <draw:enhanced-geometry svg:viewBox="0 0 21600 21600" draw:type="rectangle" draw:enhanced-path="M 0 0 L 21600 0 21600 21600 0 21600 0 0 Z N"/>
        </draw:custom-shape>
        <draw:frame draw:style-name="gr38" draw:layer="layout" svg:width="1cm" svg:height="1cm" svg:x="3.2cm" svg:y="1cm">
          <draw:text-box>
            <text:p text:style-name="P1">0</text:p>
          </draw:text-box>
        </draw:frame>
        <draw:frame draw:style-name="gr38" draw:layer="layout" svg:width="1cm" svg:height="1cm" svg:x="6.2cm" svg:y="1cm">
          <draw:text-box>
            <text:p text:style-name="P1">1</text:p>
          </draw:text-box>
        </draw:frame>
        <draw:frame draw:style-name="gr38" draw:layer="layout" svg:width="1cm" svg:height="1cm" svg:x="9.2cm" svg:y="1cm">
          <draw:text-box>
            <text:p text:style-name="P1">2</text:p>
          </draw:text-box>
        </draw:frame>
        <draw:frame draw:style-name="gr38" draw:layer="layout" svg:width="1cm" svg:height="1cm" svg:x="12.2cm" svg:y="1cm">
          <draw:text-box>
            <text:p text:style-name="P1">3</text:p>
          </draw:text-box>
        </draw:frame>
        <draw:frame draw:style-name="gr38" draw:layer="layout" svg:width="1cm" svg:height="1cm" svg:x="15.2cm" svg:y="1cm">
          <draw:text-box>
            <text:p text:style-name="P1">4</text:p>
          </draw:text-box>
        </draw:frame>
        <draw:frame draw:style-name="gr38" draw:layer="layout" svg:width="1cm" svg:height="1cm" svg:x="18.2cm" svg:y="1cm">
          <draw:text-box>
            <text:p text:style-name="P1">5</text:p>
          </draw:text-box>
        </draw:frame>
        <draw:frame draw:style-name="gr38" draw:layer="layout" svg:width="1cm" svg:height="1cm" svg:x="0.9cm" svg:y="14.94cm">
          <draw:text-box>
            <text:p text:style-name="P1">4</text:p>
          </draw:text-box>
        </draw:frame>
        <draw:frame draw:style-name="gr38" draw:layer="layout" svg:width="1cm" svg:height="1cm" svg:x="0.9cm" svg:y="9.02cm">
          <draw:text-box>
            <text:p text:style-name="P1">2</text:p>
          </draw:text-box>
        </draw:frame>
        <draw:frame draw:style-name="gr38" draw:layer="layout" svg:width="1cm" svg:height="1cm" svg:x="0.9cm" svg:y="11.98cm">
          <draw:text-box>
            <text:p text:style-name="P1">3</text:p>
          </draw:text-box>
        </draw:frame>
        <draw:frame draw:style-name="gr38" draw:layer="layout" svg:width="1cm" svg:height="1cm" svg:x="0.9cm" svg:y="6.06cm">
          <draw:text-box>
            <text:p text:style-name="P1">1</text:p>
          </draw:text-box>
        </draw:frame>
        <draw:frame draw:style-name="gr38" draw:layer="layout" svg:width="1cm" svg:height="1cm" svg:x="0.9cm" svg:y="3.1cm">
          <draw:text-box>
            <text:p text:style-name="P1">0</text:p>
          </draw:text-box>
        </draw:frame>
        <draw:frame draw:style-name="gr38" draw:text-style-name="P3" draw:layer="layout" svg:width="1cm" svg:height="1.195cm" svg:x="0cm" svg:y="10.4cm">
          <draw:text-box>
            <text:p text:style-name="P1"><text:span text:style-name="T1">i</text:span></text:p>
          </draw:text-box>
        </draw:frame>
        <draw:frame draw:style-name="gr38" draw:text-style-name="P3" draw:layer="layout" svg:width="1cm" svg:height="1.195cm" svg:x="10.6cm" svg:y="-0.199cm">
          <draw:text-box>
            <text:p text:style-name="P1"><text:span text:style-name="T1">j</text:span></text:p>
          </draw:text-box>
        </draw:frame>
        <draw:frame draw:style-name="gr38" draw:layer="layout" svg:width="1cm" svg:height="1cm" svg:x="0.9cm" svg:y="17.9cm">
          <draw:text-box>
            <text:p text:style-name="P1">5</text:p>
          </draw:text-box>
        </draw:frame>
        <draw:frame draw:style-name="gr38" draw:text-style-name="P3" draw:layer="layout" svg:width="1cm" svg:height="1.195cm" svg:x="18.2cm" svg:y="-0.198cm">
          <draw:text-box>
            <text:p text:style-name="P1"><text:span text:style-name="T1">m</text:span></text:p>
          </draw:text-box>
        </draw:frame>
        <draw:frame draw:style-name="gr38" draw:text-style-name="P3" draw:layer="layout" svg:width="1cm" svg:height="1.195cm" svg:x="0cm" svg:y="17.701cm">
          <draw:text-box>
            <text:p text:style-name="P1"><text:span text:style-name="T1">n</text:span></text:p>
          </draw:text-box>
        </draw:frame>
        <draw:custom-shape draw:style-name="gr39" draw:text-style-name="P1" xml:id="id1" draw:id="id1" draw:layer="layout" svg:width="1.82cm" svg:height="1.75cm" svg:x="5.69cm" svg:y="2.625cm">
          <text:p text:style-name="P1">i-1, 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xml:id="id2" draw:id="id2" draw:layer="layout" svg:width="1.818cm" svg:height="1.749cm" svg:x="5.691cm" svg:y="5.626cm">
          <text:p text:style-name="P1">i, 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xml:id="id3" draw:id="id3" draw:layer="layout" svg:width="1.817cm" svg:height="1.748cm" svg:x="2.692cm" svg:y="5.626cm">
          <text:p text:style-name="P1">i, j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xml:id="id4" draw:id="id4" draw:layer="layout" svg:width="1.817cm" svg:height="1.748cm" svg:x="8.692cm" svg:y="5.626cm">
          <text:p text:style-name="P1">i, j+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xml:id="id5" draw:id="id5" draw:layer="layout" svg:width="1.817cm" svg:height="1.748cm" svg:x="5.692cm" svg:y="8.626cm">
          <text:p text:style-name="P1">i+1, 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4" draw:layer="layout" svg:width="0.783cm" svg:height="0.753cm" svg:x="7.311cm" svg:y="7.3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" draw:layer="layout" draw:type="line" svg:x1="6.6cm" svg:y1="4.375cm" svg:x2="6.6cm" svg:y2="5.626cm" draw:start-shape="id1" draw:start-glue-point="8" draw:end-shape="id2" draw:end-glue-point="4" svg:d="M6600 4375v1251" svg:viewBox="0 0 1 1252">
          <text:p/>
        </draw:connector>
        <draw:connector draw:style-name="gr41" draw:text-style-name="P1" draw:layer="layout" draw:type="line" svg:x1="4.509cm" svg:y1="6.5cm" svg:x2="5.691cm" svg:y2="6.501cm" draw:start-shape="id3" draw:start-glue-point="10" draw:end-shape="id2" draw:end-glue-point="6" svg:d="M4509 6500l1182 1" svg:viewBox="0 0 1183 2">
          <text:p/>
        </draw:connector>
        <draw:connector draw:style-name="gr41" draw:text-style-name="P1" draw:layer="layout" draw:type="line" svg:x1="8.692cm" svg:y1="6.5cm" svg:x2="7.509cm" svg:y2="6.501cm" draw:start-shape="id4" draw:start-glue-point="6" draw:end-shape="id2" draw:end-glue-point="10" svg:d="M8692 6500l-1183 1" svg:viewBox="0 0 1184 2">
          <text:p/>
        </draw:connector>
        <draw:connector draw:style-name="gr41" draw:text-style-name="P1" draw:layer="layout" draw:type="line" svg:x1="6.601cm" svg:y1="8.626cm" svg:x2="6.6cm" svg:y2="7.375cm" draw:start-shape="id5" draw:start-glue-point="4" draw:end-shape="id2" draw:end-glue-point="8" svg:d="M6601 8626l-1-1251" svg:viewBox="0 0 2 1252">
          <text:p/>
        </draw:connector>
        <draw:custom-shape draw:style-name="gr40" draw:text-style-name="P4" draw:layer="layout" svg:width="0.783cm" svg:height="0.753cm" svg:x="10.311cm" svg:y="7.3cm">
          <text:p text:style-name="P1"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4" draw:layer="layout" svg:width="0.783cm" svg:height="0.753cm" svg:x="13.311cm" svg:y="7.3cm">
          <text:p text:style-name="P1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4" draw:layer="layout" svg:width="0.783cm" svg:height="0.753cm" svg:x="16.311cm" svg:y="7.3cm">
          <text:p text:style-name="P1"><text:span text:style-name="T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4" draw:layer="layout" svg:width="0.783cm" svg:height="0.753cm" svg:x="7.311cm" svg:y="10.3cm">
          <text:p text:style-name="P1"><text:span text:style-name="T3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5" draw:layer="layout" svg:width="0.783cm" svg:height="0.753cm" svg:x="10.311cm" svg:y="10.3cm">
          <text:p text:style-name="P1"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4" draw:layer="layout" svg:width="0.783cm" svg:height="0.753cm" svg:x="13.311cm" svg:y="10.3cm">
          <text:p text:style-name="P1"><text:span text:style-name="T3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4" draw:layer="layout" svg:width="0.783cm" svg:height="0.753cm" svg:x="16.311cm" svg:y="10.3cm">
          <text:p text:style-name="P1"><text:span text:style-name="T2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4" draw:layer="layout" svg:width="0.783cm" svg:height="0.753cm" svg:x="7.311cm" svg:y="13.3cm">
          <text:p text:style-name="P1"><text:span text:style-name="T2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4" draw:layer="layout" svg:width="0.783cm" svg:height="0.753cm" svg:x="10.311cm" svg:y="13.3cm">
          <text:p text:style-name="P1"><text:span text:style-name="T2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4" draw:layer="layout" svg:width="0.783cm" svg:height="0.753cm" svg:x="13.311cm" svg:y="13.3cm">
          <text:p text:style-name="P1"><text:span text:style-name="T2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4" draw:layer="layout" svg:width="0.783cm" svg:height="0.753cm" svg:x="16.311cm" svg:y="13.3cm">
          <text:p text:style-name="P1"><text:span text:style-name="T2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4" draw:layer="layout" svg:width="0.783cm" svg:height="0.753cm" svg:x="7.311cm" svg:y="16.3cm">
          <text:p text:style-name="P1"><text:span text:style-name="T2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4" draw:layer="layout" svg:width="0.783cm" svg:height="0.753cm" svg:x="10.311cm" svg:y="16.3cm">
          <text:p text:style-name="P1"><text:span text:style-name="T2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4" draw:layer="layout" svg:width="0.783cm" svg:height="0.753cm" svg:x="13.311cm" svg:y="16.3cm">
          <text:p text:style-name="P1"><text:span text:style-name="T2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4" draw:layer="layout" svg:width="0.783cm" svg:height="0.753cm" svg:x="16.311cm" svg:y="16.3cm">
          <text:p text:style-name="P1"><text:span text:style-name="T2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6" xml:id="id6" draw:id="id6" draw:layer="layout" svg:width="1.82cm" svg:height="1.75cm" svg:x="14.691cm" svg:y="11.626cm">
          <text:p text:style-name="P1"><text:span text:style-name="T4">n-2, m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7" xml:id="id7" draw:id="id7" draw:layer="layout" svg:width="1.818cm" svg:height="1.749cm" svg:x="14.692cm" svg:y="14.627cm">
          <text:p text:style-name="P1"><text:span text:style-name="T5">n-1, m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6" xml:id="id8" draw:id="id8" draw:layer="layout" svg:width="1.817cm" svg:height="1.748cm" svg:x="11.693cm" svg:y="14.627cm">
          <text:p text:style-name="P1"><text:span text:style-name="T4">n-1, m-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6" xml:id="id9" draw:id="id9" draw:layer="layout" svg:width="1.817cm" svg:height="1.748cm" svg:x="17.693cm" svg:y="14.627cm">
          <text:p text:style-name="P1"><text:span text:style-name="T4">n-1, 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6" xml:id="id10" draw:id="id10" draw:layer="layout" svg:width="1.817cm" svg:height="1.748cm" svg:x="14.693cm" svg:y="17.627cm">
          <text:p text:style-name="P1"><text:span text:style-name="T4">n, m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" draw:layer="layout" draw:type="line" svg:x1="15.601cm" svg:y1="13.376cm" svg:x2="15.601cm" svg:y2="14.627cm" draw:start-shape="id6" draw:start-glue-point="8" draw:end-shape="id7" draw:end-glue-point="4" svg:d="M15601 13376v1251" svg:viewBox="0 0 1 1252">
          <text:p/>
        </draw:connector>
        <draw:connector draw:style-name="gr41" draw:text-style-name="P1" draw:layer="layout" draw:type="line" svg:x1="13.51cm" svg:y1="15.501cm" svg:x2="14.692cm" svg:y2="15.502cm" draw:start-shape="id8" draw:start-glue-point="10" draw:end-shape="id7" draw:end-glue-point="6" svg:d="M13510 15501l1182 1" svg:viewBox="0 0 1183 2">
          <text:p/>
        </draw:connector>
        <draw:connector draw:style-name="gr41" draw:text-style-name="P1" draw:layer="layout" draw:type="line" svg:x1="17.693cm" svg:y1="15.501cm" svg:x2="16.51cm" svg:y2="15.502cm" draw:start-shape="id9" draw:start-glue-point="6" draw:end-shape="id7" draw:end-glue-point="10" svg:d="M17693 15501l-1183 1" svg:viewBox="0 0 1184 2">
          <text:p/>
        </draw:connector>
        <draw:connector draw:style-name="gr41" draw:text-style-name="P1" draw:layer="layout" draw:type="line" svg:x1="15.602cm" svg:y1="17.627cm" svg:x2="15.601cm" svg:y2="16.376cm" draw:start-shape="id10" draw:start-glue-point="4" draw:end-shape="id7" draw:end-glue-point="8" svg:d="M15602 17627l-1-1251" svg:viewBox="0 0 2 125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gerio </meta:initial-creator>
    <meta:creation-date>2011-07-19T23:15:46</meta:creation-date>
    <dc:date>2014-07-04T16:51:30.051472633</dc:date>
    <dc:creator>Rogério Aparecido Gonçalves</dc:creator>
    <meta:editing-duration>PT2H25M27S</meta:editing-duration>
    <meta:editing-cycles>19</meta:editing-cycles>
    <meta:generator>LibreOffice/4.2.5.2$Linux_X86_64 LibreOffice_project/61cb170a04bb1f12e77c884eab9192be736ec5f5</meta:generator>
    <meta:document-statistic meta:object-count="87"/>
  </office:meta>
</office:document-meta>
</file>